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rsid="0014f59e" officeooo:paragraph-rsid="0014f59e"/>
    </style:style>
    <style:style style:name="P4" style:family="paragraph" style:parent-style-name="Standard">
      <style:paragraph-properties fo:text-align="justify" style:justify-single-word="false"/>
      <style:text-properties officeooo:rsid="0016b2d5" officeooo:paragraph-rsid="0016b2d5"/>
    </style:style>
    <style:style style:name="P5" style:family="paragraph" style:parent-style-name="Standard" style:master-page-name="Standard">
      <style:paragraph-properties style:page-number="auto"/>
    </style:style>
    <style:style style:name="P6" style:family="paragraph" style:parent-style-name="Standard">
      <style:paragraph-properties fo:text-align="justify" style:justify-single-word="false"/>
      <style:text-properties officeooo:paragraph-rsid="001bf4e0"/>
    </style:style>
    <style:style style:name="P7" style:family="paragraph" style:parent-style-name="Standard">
      <style:paragraph-properties fo:text-align="justify" style:justify-single-word="false"/>
      <style:text-properties officeooo:rsid="0016b2d5" officeooo:paragraph-rsid="001bf4e0"/>
    </style:style>
    <style:style style:name="T1" style:family="text">
      <style:text-properties fo:font-size="14pt" style:font-size-asian="14pt" style:font-size-complex="14pt"/>
    </style:style>
    <style:style style:name="T2" style:family="text">
      <style:text-properties officeooo:rsid="0014aabc"/>
    </style:style>
    <style:style style:name="T3" style:family="text">
      <style:text-properties officeooo:rsid="001884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tab/><text:tab/><text:span text:style-name="T1">Prodaja polovnih stvari preko interneta</text:span></text:p>
      <text:p text:style-name="P1"/>
      <text:p text:style-name="P2">Stvari su izlozene na sajtu za prodaju.Za svaku stvar je karakteristican njen id,naziv,kolicina,cena kao i datum postavke na sajt.Svaka stvar pripada odredjenjoj kategoriji.Kategorije koje postoje su odeca,obuca I ostalo.Za odecu je karakteristican broj ,tip (na primer farmerke,majice...),boja I material.Za kategoriju obuca je karakteristican broj,tip(na primer patike,cipele…),material I boja dok je za kategoriju ostalo specifican tip proizvoda i njegova starost.Za svaku stvar koja je okacena na sajtu mozemo videti korisnika koji je tu stvar okacio.Za svakog korisnika sajta zna se njegov jmbg,ime,prezime,grad i ulica stanovanja.Korisnik sajta moze okaciti nula ili vise stvari dok svaka stvar moze biti okacena tacno od jednog korisnika.Svaka stvar moze biti izlozena na jednom sajtu za prodaju.Za svaki sajt je karakteristicna njegova web adresa,naziv i broj korisnika.Na svakom sajtu moze biti izlozeno nula ili vise stvari.Izlozena stvar moze a i ne mora biti prodata kupcu.Za svaku prodatu stvar je karakteristicna cena za koju je prodata.Za svakog kupca je karakteristican njegov jmbg,ime,prezime,postanski broj,grad i ulica stanovanja.Kupac da bi dobio zvanje kupca mora da kupi minimum jednu izlozenu stvar a moze kupiti i vise.Svaki kupac moze izabrati tacno jedan tip <text:s/>isporuke.Za svaku isporuku karakteristican je broj isporuke,vreme za koje isporuka mora biti izvrsena,status i nacin placanja.Svaku isporuku dobavlja dobavljac.Za dobavljaca je karakteristican njegov id,ime,prezime i ime firme za koju radi.Svaku isporuku dobavlja jedan dobavljac.Dobavljac moze dobavljati nula ili vise isporuka.</text:p>
      <text:p text:style-name="P2">Trigeri:</text:p>
      <text:p text:style-name="P2">1.Pre unosa kolone u tabelu stvar proveriti da li je datum postavke na sajt korektno unet,ukoliko nije obavestiti korisnika da unese danasnji datum.</text:p>
      <text:p text:style-name="P2">2.Prilikom odabira tipa <text:span text:style-name="T2">placanja </text:span>isporuke proveriti da li se taj tip nalazi medju ponudjenim tipovima,ukoliko se ne nalazi obavestiti kupca koji tipovi <text:span text:style-name="T2">placanja</text:span> isporuke postoje.</text:p>
      <text:p text:style-name="P3">3.Pre unosa kolone u tabelu prodata proveravamo kolicinu te stvari u tabeli stvar.Ako je kolicina 0 javljamo da stvar ne moze biti prodata u suprotnom smanjujemo kolicinu te stvari za 1 u tabeli stvar.</text:p>
      <text:p text:style-name="P4">4.<text:span text:style-name="T3">Nakon unosa kolone u tabelu prodata proveravamo kolicinu te stvari u tabeli stvar.Ako je kolicina 0 brisemo kolonu sa datim id u tabeli stvar.Nakon toga prisemo kolonu u jednoj od tabela odeca,obuca ili ostalo u zavisnosti kojoj vrsti data stvar pripada.</text:span></text:p>
      <text:p text:style-name="P6">Upiti:</text:p>
      <text:p text:style-name="P6">1.c : U okviru ovog programa postoje 4 upita.</text:p>
      <text:p text:style-name="P6"><text:soft-page-break/>-Prvi upit ispisuje id naziv I cenu stvari koje su prodate kupcu a kostale su vise od 2000 dinara.</text:p>
      <text:p text:style-name="P6">-Drugi upit brise stvar ciji je id=2.</text:p>
      <text:p text:style-name="P6">-Treci upit unosi <text:s/>novog dobavljaca u tabelu dobavljac.</text:p>
      <text:p text:style-name="P6">-Cetvrti upit pokusava da unese novu stvar u tabelu stvar I pri tome aktivira triger koji javlja da datum nije pravilno postavljen.</text:p>
      <text:p text:style-name="P6"/>
      <text:p text:style-name="P6">2.c :</text:p>
      <text:p text:style-name="P6">-Omogucava dodavanje ili brisanje korisnika u zavisnosti koju opciju od ponudjenih izaberemo.</text:p>
      <text:p text:style-name="P6">3.c:</text:p>
      <text:p text:style-name="P7"><text:bookmark text:name="__DdeLink__14_370296924"/>-Unosimo id stvari koja ce biti prodata kupcu I pri tome se dodaje novi red u tabelu prodata dok se u tabeli stvar kolicina te stvari umanjuje za 1.Nakon toga azurira se I stanje te stvari u jednoj od tabela obuca,odeca ili ostalo.(aktivira se triger3 I triger4).</text:p>
      <text:p text:style-name="P2">Nezavisni entiteti:korisnik,sajt za prodaju,isporuka,dobavljac</text:p>
      <text:p text:style-name="P2">Agregirani entiteti:izlozena,prodata</text:p>
      <text:p text:style-name="P2">Odnos generalizacija-specijalizacija:za svaku stvar postoji kategorija(odeca,obuca,ostalo)</text:p>
      <text:p text:style-name="P2">Slab entitet:kupac,stv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839in" fo:margin-bottom="0.9839in" fo:margin-left="0.9839in" fo:margin-right="0.9839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ksandar</meta:initial-creator>
    <meta:editing-cycles>13</meta:editing-cycles>
    <meta:creation-date>2016-11-27T22:50:00</meta:creation-date>
    <dc:date>2017-12-26T22:49:19.663028496</dc:date>
    <meta:editing-duration>PT1H31M35S</meta:editing-duration>
    <meta:generator>LibreOffice/5.1.6.2$Linux_X86_64 LibreOffice_project/10m0$Build-2</meta:generator>
    <meta:document-statistic meta:table-count="0" meta:image-count="0" meta:object-count="0" meta:page-count="2" meta:paragraph-count="21" meta:word-count="492" meta:character-count="3396" meta:non-whitespace-character-count="292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